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lents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497" table:style-name="ce2"/>
          <table:table-cell office:value-type="string" table:style-name="ce2">
            <text:p>o</text:p>
          </table:table-cell>
          <table:table-cell table:number-columns-repeated="15879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table:style-name="ce2">
            <text:p>o</text:p>
          </table:table-cell>
          <table:table-cell table:number-columns-repeated="1016" table:style-name="ce2"/>
          <table:table-cell table:number-columns-repeated="15360"/>
        </table:table-row>
        <table:table-row table:number-rows-repeated="439" table:style-name="ro1">
          <table:table-cell table:number-columns-repeated="16384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percent_major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O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24" table:style-name="ce2"/>
          <table:table-cell office:value-type="string" table:style-name="ce2">
            <text:p>mana_regen_percent_small</text:p>
          </table:table-cell>
          <table:table-cell table:number-columns-repeated="524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11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9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10" table:style-name="ce2"/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all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spell_dmg_major</text:p>
          </table:table-cell>
          <table:table-cell table:number-columns-repeated="2" table:style-name="ce2"/>
          <table:table-cell office:value-type="string" table:style-name="ce2">
            <text:p>mana_battery_trait</text:p>
          </table:table-cell>
          <table:table-cell table:number-columns-repeated="2" table:style-name="ce2"/>
          <table:table-cell office:value-type="string" table:style-name="ce2">
            <text:p>ms_percent_major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regen_percent_small</text:p>
          </table:table-cell>
          <table:table-cell table:number-columns-repeated="502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table:number-columns-repeated="503" table:style-name="ce2"/>
          <table:table-cell table:number-columns-repeated="15360"/>
        </table:table-row>
        <table:table-row table:style-name="ro1">
          <table:table-cell table:number-columns-repeated="47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75"/>
          <table:table-cell office:value-type="string" table:style-name="ce2">
            <text:p>wat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all_dmg_big</text:p>
          </table:table-cell>
          <table:table-cell table:number-columns-repeated="15860"/>
        </table:table-row>
        <table:table-row table:style-name="ro1">
          <table:table-cell table:number-columns-repeated="460"/>
          <table:table-cell table:number-columns-repeated="1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15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a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table:number-columns-repeated="500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6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major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9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9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6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ater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big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big</text:p>
          </table:table-cell>
          <table:table-cell table:number-columns-repeated="2" table:style-name="ce2"/>
          <table:table-cell office:value-type="string" table:style-name="ce2">
            <text:p>nature_pene_small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94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10" table:style-name="ce2"/>
          <table:table-cell office:value-type="string" table:style-name="ce2">
            <text:p>magical_lif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cane_devotion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fire_spell_to_attack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5"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water_spell_dmg_big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nature_spell_dmg_big</text:p>
          </table:table-cell>
          <table:table-cell table:number-columns-repeated="3" table:style-name="ce2"/>
          <table:table-cell office:value-type="string" table:style-name="ce2">
            <text:p>nature_spell_dmg_small</text:p>
          </table:table-cell>
          <table:table-cell table:number-columns-repeated="5" table:style-name="ce2"/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all_dmg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water_spell_dmg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table:number-columns-repeated="1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spell_to_attack_dmg_major</text:p>
          </table:table-cell>
          <table:table-cell table:number-columns-repeated="3" table:style-name="ce2"/>
          <table:table-cell office:value-type="string" table:style-name="ce2">
            <text:p>fire_spell_to_attack_dmg_major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0"/>
          <table:table-cell table:style-name="ce2"/>
          <table:table-cell office:value-type="string" table:style-name="ce2">
            <text:p>wat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dmg_percent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0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water_pene_big</text:p>
          </table:table-cell>
          <table:table-cell table:number-columns-repeated="3" table:style-name="ce2"/>
          <table:table-cell office:value-type="string" table:style-name="ce2">
            <text:p>fire_pene_big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60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ff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60"/>
          <table:table-cell office:value-type="string" table:style-name="ce2">
            <text:p>water_spell_to_attack_dmg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steal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major</text:p>
          </table:table-cell>
          <table:table-cell table:number-columns-repeated="15845"/>
        </table:table-row>
        <table:table-row table:style-name="ro1">
          <table:table-cell table:number-columns-repeated="460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at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life_spell_steal_big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ossbow_ele_dmg_percent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2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3" table:style-name="ce2"/>
          <table:table-cell office:value-type="string" table:style-name="ce2">
            <text:p>fire_spell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thunder_spell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60"/>
          <table:table-cell table:number-columns-repeated="7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dex_small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10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fire_spell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thunder_spell_dmg_big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major</text:p>
          </table:table-cell>
          <table:table-cell table:number-columns-repeated="485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regen_percent_major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thunder_pene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hit_crit_dmg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aff_ele_dmg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ff_ele_dmg_percent_major</text:p>
          </table:table-cell>
          <table:table-cell table:number-columns-repeated="5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heal_pwr_big</text:p>
          </table:table-cell>
          <table:table-cell table:number-columns-repeated="4" table:style-name="ce2"/>
          <table:table-cell office:value-type="string" table:style-name="ce2">
            <text:p>pacifist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armony_trait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bow_ele_dmg_percent_major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pell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is_small</text:p>
          </table:table-cell>
          <table:table-cell table:number-columns-repeated="4" table:style-name="ce2"/>
          <table:table-cell office:value-type="string" table:style-name="ce2">
            <text:p>wi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int_big</text:p>
          </table:table-cell>
          <table:table-cell table:number-columns-repeated="4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table:style-name="ce2"/>
          <table:table-cell office:value-type="string" table:style-name="ce2">
            <text:p>crossbow_dmg_percent_big</text:p>
          </table:table-cell>
          <table:table-cell table:number-columns-repeated="4" table:style-name="ce2"/>
          <table:table-cell office:value-type="string" table:style-name="ce2">
            <text:p>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3" table:style-name="ce2"/>
          <table:table-cell office:value-type="string" table:style-name="ce2">
            <text:p>ms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regen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rue_hit_trait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crossbow_dmg_percent_big</text:p>
          </table:table-cell>
          <table:table-cell table:number-columns-repeated="15842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small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5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fi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s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ater_spell_to_attack_dmg_big</text:p>
          </table:table-cell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mana_regen_major</text:p>
          </table:table-cell>
          <table:table-cell table:number-columns-repeated="4" table:style-name="ce2"/>
          <table:table-cell office:value-type="string" table:style-name="ce2">
            <text:p>spell_dmg_small</text:p>
          </table:table-cell>
          <table:table-cell table:number-columns-repeated="2" table:style-name="ce2"/>
          <table:table-cell office:value-type="string" table:style-name="ce2">
            <text:p>mana_regen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crit_hit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na_mana_regen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fire_spell_to_attack_dmg_big</text:p>
          </table:table-cell>
          <table:table-cell table:number-columns-repeated="3" table:style-name="ce2"/>
          <table:table-cell office:value-type="string" table:style-name="ce2">
            <text:p>fi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i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ater_spell_to_attack_dmg_percent_small</text:p>
          </table:table-cell>
          <table:table-cell table:number-columns-repeated="3" table:style-name="ce2"/>
          <table:table-cell office:value-type="string" table:style-name="ce2">
            <text:p>fire_spell_to_attack_dmg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6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6" table:style-name="ce2"/>
          <table:table-cell office:value-type="string" table:style-name="ce2">
            <text:p>dodge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pell_dmg_small</text:p>
          </table:table-cell>
          <table:table-cell table:number-columns-repeated="3" table:style-name="ce2"/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2" table:style-name="ce2"/>
          <table:table-cell office:value-type="string" table:style-name="ce2">
            <text:p>fi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wat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spell_to_attack_dmg_percent_small</text:p>
          </table:table-cell>
          <table:table-cell table:number-columns-repeated="2" table:style-name="ce2"/>
          <table:table-cell office:value-type="string" table:style-name="ce2">
            <text:p>fi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MAGE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mana_regen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crossbow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6"/>
          <table:table-cell table:number-columns-repeated="7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table:number-columns-repeated="3" table:style-name="ce2"/>
          <table:table-cell office:value-type="string" table:style-name="ce2">
            <text:p>int_small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10" table:style-name="ce2"/>
          <table:table-cell office:value-type="string" table:style-name="ce2">
            <text:p>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table:number-columns-repeated="4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s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dodge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big</text:p>
          </table:table-cell>
          <table:table-cell table:number-columns-repeated="2" table:style-name="ce2"/>
          <table:table-cell office:value-type="string" table:style-name="ce2">
            <text:p>dex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pur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res_big</text:p>
          </table:table-cell>
          <table:table-cell table:number-columns-repeated="2" table:style-name="ce2"/>
          <table:table-cell office:value-type="string" table:style-name="ce2">
            <text:p>stout_defender_trait</text:p>
          </table:table-cell>
          <table:table-cell table:number-columns-repeated="2" table:style-name="ce2"/>
          <table:table-cell office:value-type="string" table:style-name="ce2">
            <text:p>fi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3" table:style-name="ce2"/>
          <table:table-cell office:value-type="string" table:style-name="ce2">
            <text:p>wi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is_small</text:p>
          </table:table-cell>
          <table:table-cell table:number-columns-repeated="2" table:style-name="ce2"/>
          <table:table-cell office:value-type="string" table:style-name="ce2">
            <text:p>guardian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d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THIEF</text:p>
          </table:table-cell>
          <table:table-cell table:number-columns-repeated="2" table:style-name="ce2"/>
          <table:table-cell office:value-type="string" table:style-name="ce2">
            <text:p>dodge_ene_regen_major</text:p>
          </table:table-cell>
          <table:table-cell table:number-columns-repeated="4" table:style-name="ce2"/>
          <table:table-cell office:value-type="string" table:style-name="ce2">
            <text:p>refreshing_breeze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a_dex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dex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ortified_reaction_trait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fire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nature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water_res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mana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table:number-columns-repeated="10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10" table:style-name="ce2"/>
          <table:table-cell office:value-type="string" table:style-name="ce2">
            <text:p>X</text:p>
          </table:table-cell>
          <table:table-cell table:number-columns-repeated="15831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to_attack_dmg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nature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to_attack_dmg_percent_small</text:p>
          </table:table-cell>
          <table:table-cell table:number-columns-repeated="2" table:style-name="ce2"/>
          <table:table-cell office:value-type="string" table:style-name="ce2">
            <text:p>nature_res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WARRIOR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3" table:style-name="ce2"/>
          <table:table-cell office:value-type="string" table:style-name="ce2">
            <text:p>mana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3" table:style-name="ce2"/>
          <table:table-cell office:value-type="string" table:style-name="ce2">
            <text:p>bow_dmg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number-columns-repeated="3" table:style-name="ce2"/>
          <table:table-cell office:value-type="string" table:style-name="ce2">
            <text:p>nature_pene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mana_percent_big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nature_spell_to_attack_dmg_percent_small</text:p>
          </table:table-cell>
          <table:table-cell table:number-columns-repeated="3" table:style-name="ce2"/>
          <table:table-cell office:value-type="string" table:style-name="ce2">
            <text:p>thunder_spell_to_attack_dmg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dex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bow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5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3" table:style-name="ce2"/>
          <table:table-cell office:value-type="string" table:style-name="ce2">
            <text:p>nature_spell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nature_spell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nature_spell_to_attack_dmg_big</text:p>
          </table:table-cell>
          <table:table-cell table:style-name="ce2"/>
          <table:table-cell office:value-type="string" table:style-name="ce2">
            <text:p>thunder_spell_to_attack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major</text:p>
          </table:table-cell>
          <table:table-cell table:number-columns-repeated="4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bow_dmg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eal_pw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eal_pwr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dex_small</text:p>
          </table:table-cell>
          <table:table-cell table:number-columns-repeated="5" table:style-name="ce2"/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crossbow_ele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big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blood_mag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3" table:style-name="ce2"/>
          <table:table-cell office:value-type="string" table:style-name="ce2">
            <text:p>dodge_percent_big</text:p>
          </table:table-cell>
          <table:table-cell table:number-columns-repeated="48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table:style-name="ce2"/>
          <table:table-cell office:value-type="string" table:style-name="ce2">
            <text:p>hp_percent_big</text:p>
          </table:table-cell>
          <table:table-cell table:number-columns-repeated="4" table:style-name="ce2"/>
          <table:table-cell office:value-type="string" table:style-name="ce2">
            <text:p>crossbow_ele_dmg_percent_big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15842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4" table:style-name="ce2"/>
          <table:table-cell office:value-type="string" table:style-name="ce2">
            <text:p>str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dex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dodge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dodge_percent_small</text:p>
          </table:table-cell>
          <table:table-cell table:number-columns-repeated="483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major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office:value-type="string" table:style-name="ce2">
            <text:p>vampire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fe_spell_steal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table:number-columns-repeated="1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armor_percent_big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familiar_instincts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crit_dmg_big</text:p>
          </table:table-cell>
          <table:table-cell table:number-columns-repeated="4" table:style-name="ce2"/>
          <table:table-cell office:value-type="string" table:style-name="ce2">
            <text:p>sta_small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big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hp_percent_big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dex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89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0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xe_dmg_percent_big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elemental_res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lemental_res_big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1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r_small</text:p>
          </table:table-cell>
          <table:table-cell table:number-columns-repeated="2" table:style-name="ce2"/>
          <table:table-cell office:value-type="string" table:style-name="ce2">
            <text:p>energy_regen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2" table:style-name="ce2"/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2" table:style-name="ce2"/>
          <table:table-cell office:value-type="string" table:style-name="ce2">
            <text:p>str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2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vi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sta_small</text:p>
          </table:table-cell>
          <table:table-cell table:number-columns-repeated="6" table:style-name="ce2"/>
          <table:table-cell office:value-type="string" table:style-name="ce2">
            <text:p>dex_small</text:p>
          </table:table-cell>
          <table:table-cell table:number-columns-repeated="492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thunder_spell_to_attack_dmg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pellsteal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91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thunder_pene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vit_small</text:p>
          </table:table-cell>
          <table:table-cell table:number-columns-repeated="5" table:style-name="ce2"/>
          <table:table-cell office:value-type="string" table:style-name="ce2">
            <text:p>vi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life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regen_percent_big</text:p>
          </table:table-cell>
          <table:table-cell table:number-columns-repeated="486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thunder_spell_to_attack_dmg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_spell_steal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vit_small</text:p>
          </table:table-cell>
          <table:table-cell table:number-columns-repeated="3" table:style-name="ce2"/>
          <table:table-cell office:value-type="string" table:style-name="ce2">
            <text:p>lifesteal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hp_regen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energy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lifesteal_percent_small</text:p>
          </table:table-cell>
          <table:table-cell table:number-columns-repeated="3" table:style-name="ce2"/>
          <table:table-cell office:value-type="string" table:style-name="ce2">
            <text:p>sta_small</text:p>
          </table:table-cell>
          <table:table-cell table:number-columns-repeated="5" table:style-name="ce2"/>
          <table:table-cell office:value-type="string" table:style-name="ce2">
            <text:p>energy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_ene_regen_big</text:p>
          </table:table-cell>
          <table:table-cell table:number-columns-repeated="488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thunder_spell_dmg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6" table:style-name="ce2"/>
          <table:table-cell office:value-type="string" table:style-name="ce2">
            <text:p>thunder_spell_to_attack_dmg_big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big</text:p>
          </table:table-cell>
          <table:table-cell table:number-columns-repeated="490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pell_dmg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energy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55"/>
          <table:table-cell table:number-columns-repeated="1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str_small</text:p>
          </table:table-cell>
          <table:table-cell table:number-columns-repeated="6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phys_dmg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ene_ene_regen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energy_percent_small</text:p>
          </table:table-cell>
          <table:table-cell table:number-columns-repeated="6" table:style-name="ce2"/>
          <table:table-cell office:value-type="string" table:style-name="ce2">
            <text:p>str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5" table:style-name="ce2"/>
          <table:table-cell office:value-type="string" table:style-name="ce2">
            <text:p>overflowing_vitality_trait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energy_percent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eed_mastery_trait</text:p>
          </table:table-cell>
          <table:table-cell table:number-columns-repeated="495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armor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energy_percent_small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regen_percent_small</text:p>
          </table:table-cell>
          <table:table-cell table:style-name="ce2"/>
          <table:table-cell office:value-type="string" table:style-name="ce2">
            <text:p>hp_percent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hp_percent_small</text:p>
          </table:table-cell>
          <table:table-cell table:number-columns-repeated="3" table:style-name="ce2"/>
          <table:table-cell office:value-type="string" table:style-name="ce2">
            <text:p>hp_percent_small</text:p>
          </table:table-cell>
          <table:table-cell table:number-columns-repeated="5" table:style-name="ce2"/>
          <table:table-cell office:value-type="string" table:style-name="ce2">
            <text:p>energy_regen_percent_small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9" table:style-name="ce2"/>
          <table:table-cell office:value-type="string" table:style-name="ce2">
            <text:p>vi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phys_dmg_big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office:value-type="string" table:style-name="ce2">
            <text:p>hp_percent_big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a_small</text:p>
          </table:table-cell>
          <table:table-cell table:number-columns-repeated="9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style-name="ce2"/>
          <table:table-cell office:value-type="string" table:style-name="ce2">
            <text:p>hp_percent_big</text:p>
          </table:table-cell>
          <table:table-cell table:style-name="ce2"/>
          <table:table-cell office:value-type="string" table:style-name="ce2">
            <text:p>hp_regen_percent_small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dmg_small</text:p>
          </table:table-cell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hp_regen_percent_small</text:p>
          </table:table-cell>
          <table:table-cell table:number-columns-repeated="9" table:style-name="ce2"/>
          <table:table-cell office:value-type="string" table:style-name="ce2">
            <text:p>phys_dmg_small</text:p>
          </table:table-cell>
          <table:table-cell table:number-columns-repeated="3" table:style-name="ce2"/>
          <table:table-cell office:value-type="string" table:style-name="ce2">
            <text:p>phys_dmg_small</text:p>
          </table:table-cell>
          <table:table-cell table:number-columns-repeated="9" table:style-name="ce2"/>
          <table:table-cell office:value-type="string" table:style-name="ce2">
            <text:p>energy_regen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office:value-type="string" table:style-name="ce2">
            <text:p>crit_hit_small</text:p>
          </table:table-cell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phys_dmg_major</text:p>
          </table:table-cell>
          <table:table-cell table:number-columns-repeated="15851"/>
        </table:table-row>
        <table:table-row table:style-name="ro1">
          <table:table-cell table:number-columns-repeated="465"/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phys_dmg_crit_dmg_small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steady_hand_trait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office:value-type="string" table:style-name="ce2">
            <text:p>phys_dmg_small</text:p>
          </table:table-cell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reckless_blows_trait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3" table:style-name="ce2"/>
          <table:table-cell office:value-type="string" table:style-name="ce2">
            <text:p>crit_hit_small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8" table:style-name="ce2"/>
          <table:table-cell office:value-type="string" table:style-name="ce2">
            <text:p>phys_dmg_big</text:p>
          </table:table-cell>
          <table:table-cell table:number-columns-repeated="3" table:style-name="ce2"/>
          <table:table-cell office:value-type="string" table:style-name="ce2">
            <text:p>phys_dmg_crit_hit_small</text:p>
          </table:table-cell>
          <table:table-cell table:number-columns-repeated="5" table:style-name="ce2"/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vi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a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str_small</text:p>
          </table:table-cell>
          <table:table-cell table:number-columns-repeated="5" table:style-name="ce2"/>
          <table:table-cell office:value-type="string" table:style-name="ce2">
            <text:p>crit_dmg_small</text:p>
          </table:table-cell>
          <table:table-cell table:number-columns-repeated="3" table:style-name="ce2"/>
          <table:table-cell office:value-type="string" table:style-name="ce2">
            <text:p>crit_hit_crit_dmg_big</text:p>
          </table:table-cell>
          <table:table-cell table:number-columns-repeated="498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9" table:style-name="ce2"/>
          <table:table-cell office:value-type="string" table:style-name="ce2">
            <text:p>O</text:p>
          </table:table-cell>
          <table:table-cell office:value-type="string" table:style-name="ce2">
            <text:p>phys_dmg_crit_hi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crit_dmg_small</text:p>
          </table:table-cell>
          <table:table-cell office:value-type="string" table:style-name="ce2">
            <text:p>O</text:p>
          </table:table-cell>
          <table:table-cell table:number-columns-repeated="499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smal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armor_percent_small</text:p>
          </table:table-cell>
          <table:table-cell table:number-columns-repeated="8" table:style-name="ce2"/>
          <table:table-cell office:value-type="string" table:style-name="ce2">
            <text:p>O</text:p>
          </table:table-cell>
          <table:table-cell office:value-type="string" table:style-name="ce2">
            <text:p>axe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sword_dmg_percent_small</text:p>
          </table:table-cell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office:value-type="string" table:style-name="ce2">
            <text:p>hammer_dmg_percent_small</text:p>
          </table:table-cell>
          <table:table-cell office:value-type="string" table:style-name="ce2">
            <text:p>O</text:p>
          </table:table-cell>
          <table:table-cell table:number-columns-repeated="8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6" table:style-name="ce2"/>
          <table:table-cell office:value-type="string" table:style-name="ce2">
            <text:p>axe_dmg_percent_small</text:p>
          </table:table-cell>
          <table:table-cell table:number-columns-repeated="3" table:style-name="ce2"/>
          <table:table-cell office:value-type="string" table:style-name="ce2">
            <text:p>axe_ele_dmg_percent_small</text:p>
          </table:table-cell>
          <table:table-cell table:number-columns-repeated="3" table:style-name="ce2"/>
          <table:table-cell office:value-type="string" table:style-name="ce2">
            <text:p>sword_dmg_percent_small</text:p>
          </table:table-cell>
          <table:table-cell table:number-columns-repeated="3" table:style-name="ce2"/>
          <table:table-cell office:value-type="string" table:style-name="ce2">
            <text:p>sword_ele_dmg_percent_small</text:p>
          </table:table-cell>
          <table:table-cell table:number-columns-repeated="3" table:style-name="ce2"/>
          <table:table-cell office:value-type="string" table:style-name="ce2">
            <text:p>hammer_dmg_percent_small</text:p>
          </table:table-cell>
          <table:table-cell table:number-columns-repeated="3" table:style-name="ce2"/>
          <table:table-cell office:value-type="string" table:style-name="ce2">
            <text:p>hammer_ele_dmg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armor_percent_small</text:p>
          </table:table-cell>
          <table:table-cell table:number-columns-repeated="3" table:style-name="ce2"/>
          <table:table-cell office:value-type="string" table:style-name="ce2">
            <text:p>block_percent_small</text:p>
          </table:table-cell>
          <table:table-cell table:number-columns-repeated="6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7" table:style-name="ce2"/>
          <table:table-cell office:value-type="string" table:style-name="ce2">
            <text:p>cdr_small</text:p>
          </table:table-cell>
          <table:table-cell table:number-columns-repeated="506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axe_dmg_percent_small</text:p>
          </table:table-cell>
          <table:table-cell table:number-columns-repeated="5" table:style-name="ce2"/>
          <table:table-cell office:value-type="string" table:style-name="ce2">
            <text:p>axe_ele_dmg_percent_small</text:p>
          </table:table-cell>
          <table:table-cell table:style-name="ce2"/>
          <table:table-cell office:value-type="string" table:style-name="ce2">
            <text:p>sword_dmg_percent_small</text:p>
          </table:table-cell>
          <table:table-cell table:number-columns-repeated="5" table:style-name="ce2"/>
          <table:table-cell office:value-type="string" table:style-name="ce2">
            <text:p>sword_ele_dmg_percent_small</text:p>
          </table:table-cell>
          <table:table-cell table:style-name="ce2"/>
          <table:table-cell office:value-type="string" table:style-name="ce2">
            <text:p>hammer_dmg_percent_small</text:p>
          </table:table-cell>
          <table:table-cell table:number-columns-repeated="5" table:style-name="ce2"/>
          <table:table-cell office:value-type="string" table:style-name="ce2">
            <text:p>hammer_ele_dmg_percent_small</text:p>
          </table:table-cell>
          <table:table-cell table:number-columns-repeated="4" table:style-name="ce2"/>
          <table:table-cell office:value-type="string" table:style-name="ce2">
            <text:p>cdr_small</text:p>
          </table:table-cell>
          <table:table-cell office:value-type="string" table:style-name="ce2">
            <text:p>O</text:p>
          </table:table-cell>
          <table:table-cell table:number-columns-repeated="507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14" table:style-name="ce2"/>
          <table:table-cell office:value-type="string" table:style-name="ce2">
            <text:p>armor_percent_big</text:p>
          </table:table-cell>
          <table:table-cell office:value-type="string" table:style-name="ce2">
            <text:p>O</text:p>
          </table:table-cell>
          <table:table-cell office:value-type="string" table:style-name="ce2">
            <text:p>block_percent_small</text:p>
          </table:table-cell>
          <table:table-cell table:number-columns-repeated="7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3" table:style-name="ce2"/>
          <table:table-cell office:value-type="string" table:style-name="ce2">
            <text:p>O</text:p>
          </table:table-cell>
          <table:table-cell table:number-columns-repeated="514" table:style-name="ce2"/>
          <table:table-cell table:number-columns-repeated="15360"/>
        </table:table-row>
        <table:table-row table:style-name="ro1">
          <table:table-cell table:number-columns-repeated="465"/>
          <table:table-cell table:number-columns-repeated="24" table:style-name="ce2"/>
          <table:table-cell office:value-type="string" table:style-name="ce2">
            <text:p>axe_dmg_percent_big</text:p>
          </table:table-cell>
          <table:table-cell table:number-columns-repeated="3" table:style-name="ce2"/>
          <table:table-cell office:value-type="string" table:style-name="ce2">
            <text:p>axe_ele_dmg_percent_big</text:p>
          </table:table-cell>
          <table:table-cell table:number-columns-repeated="3" table:style-name="ce2"/>
          <table:table-cell office:value-type="string" table:style-name="ce2">
            <text:p>sword_dmg_percent_big</text:p>
          </table:table-cell>
          <table:table-cell table:number-columns-repeated="3" table:style-name="ce2"/>
          <table:table-cell office:value-type="string" table:style-name="ce2">
            <text:p>sword_ele_dmg_percent_big</text:p>
          </table:table-cell>
          <table:table-cell table:number-columns-repeated="3" table:style-name="ce2"/>
          <table:table-cell office:value-type="string" table:style-name="ce2">
            <text:p>hammer_dmg_percent_big</text:p>
          </table:table-cell>
          <table:table-cell table:number-columns-repeated="3" table:style-name="ce2"/>
          <table:table-cell office:value-type="string" table:style-name="ce2">
            <text:p>hammer_ele_dmg_percent_big</text:p>
          </table:table-cell>
          <table:table-cell table:number-columns-repeated="514" table:style-name="ce2"/>
          <table:table-cell table:number-columns-repeated="15360"/>
        </table:table-row>
        <table:table-row table:number-rows-repeated="54" table:style-name="ro1">
          <table:table-cell table:number-columns-repeated="16384"/>
        </table:table-row>
        <table:table-row table:style-name="ro1">
          <table:table-cell table:number-columns-repeated="498"/>
          <table:table-cell office:value-type="string" table:style-name="ce2">
            <text:p>o</text:p>
          </table:table-cell>
          <table:table-cell table:number-columns-repeated="15885"/>
        </table:table-row>
        <table:table-row table:number-rows-repeated="104797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Kelvin Vuu</dc:creator>
    <dc:date>2021-02-27T20:38:28Z</dc:date>
    <meta:editing-cycles>30</meta:editing-cycles>
    <meta:editing-duration>PT10832S</meta:editing-duration>
  </office:meta>
</office:document-meta>
</file>